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roducerModel.setInterfac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Model.addMethod( EventMethodModel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Model.getMethod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Model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ProducerModel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Model.EventProducerModel( String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Model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